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2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/>
      <text:p text:style-name="UrbanBody"><text:span text:style-name="T3"><office:annotation><dc:creator>Gauthier Bastien</dc:creator><dc:date>2011-01-13T14:56:41</dc:date><text:p text:style-name="P9"><text:span text:style-name="T6">do text</text:span></text:p><text:p text:style-name="P9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urbanEventObj.getLinkedInquiry().getInvestigationArticles())</text:text-input> 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urbanEventObj.getLinkedInquiry().getInvestigationArticles())</text:text-input> du C.W.A.T.U.P.E.:</text:p>
      <text:p text:style-name="UrbanBody"/>
      <text:section text:style-name="Sect1" text:name="Section2">
        <text:list xml:id="list1068055603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><text:soft-page-break/></text:p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4:32:38</dc:date>
    <dc:language>fr-FR</dc:language>
    <meta:editing-cycles>89</meta:editing-cycles>
    <meta:editing-duration>P1DT18H18M34S</meta:editing-duration>
    <dc:creator>sde </dc:creator>
    <meta:document-statistic meta:table-count="0" meta:image-count="0" meta:object-count="0" meta:page-count="2" meta:paragraph-count="27" meta:word-count="276" meta:character-count="2681"/>
    <meta:user-defined meta:name="Info 1"/>
    <meta:user-defined meta:name="Info 2"/>
    <meta:user-defined meta:name="Info 3"/>
    <meta:user-defined meta:name="Info 4"/>
  </office:meta>
</office:document-meta>
</file>